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12.709cm"/>
    </style:style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4.355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12.852cm"/>
    </style:style>
    <style:style style:name="co11" style:family="table-column">
      <style:table-column-properties fo:break-before="auto" style:column-width="3.21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66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/>
    </style:style>
  </office:automatic-styles>
  <office:body>
    <office:spreadsheet>
      <table:content-validations>
        <table:content-validation table:name="val1" table:condition="of:cell-content-is-in-list(&quot;true&quot;;&quot;false&quot;)" table:allow-empty-cell="true" table:display-list="unsorted" table:base-cell-address="animals.F1"/>
      </table:content-validations>
      <table:table table:name="animals" table:style-name="ta1" table:print="false">
        <table:table-column table:style-name="co4" table:default-cell-style-name="ce9"/>
        <table:table-column table:style-name="co5" table:default-cell-style-name="ce10"/>
        <table:table-column table:style-name="co9" table:default-cell-style-name="Default"/>
        <table:table-column table:style-name="co10" table:default-cell-style-name="ce13"/>
        <table:table-column table:style-name="co11" table:default-cell-style-name="ce15"/>
        <table:table-column table:style-name="co6" table:number-columns-repeated="1016" table:default-cell-style-name="Default"/>
        <table:table-row table:style-name="ro1">
          <table:table-cell/>
          <table:table-cell table:style-name="Default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table:style-name="Default" office:value-type="string">
            <text:p>difficulté a utiliser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STANDARD_A</text:p>
          </table:table-cell>
          <table:table-cell office:value-type="string">
            <text:p>chat</text:p>
          </table:table-cell>
          <table:table-cell office:value-type="string">
            <text:p>Aucun pouvoir particuli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STANDARD_B</text:p>
          </table:table-cell>
          <table:table-cell office:value-type="string">
            <text:p>chien</text:p>
          </table:table-cell>
          <table:table-cell office:value-type="string">
            <text:p>Aucun pouvoir particuli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STANDARD_C</text:p>
          </table:table-cell>
          <table:table-cell office:value-type="string">
            <text:p>lapin</text:p>
          </table:table-cell>
          <table:table-cell office:value-type="string">
            <text:p>Aucun pouvoir particuli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USE</text:p>
          </table:table-cell>
          <table:table-cell table:style-name="ce10" office:value-type="string">
            <text:p>souris</text:p>
          </table:table-cell>
          <table:table-cell office:value-type="string">
            <text:p>La souris peut échanger sa position avec l'animal ciblé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ST</text:p>
          </table:table-cell>
          <table:table-cell table:style-name="ce10" office:value-type="string">
            <text:p>fantôme</text:p>
          </table:table-cell>
          <table:table-cell office:value-type="string">
            <text:p>Le fantôme peut être traversé par d'autres animaux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ETAH</text:p>
          </table:table-cell>
          <table:table-cell table:style-name="ce10" office:value-type="string">
            <text:p>guepard</text:p>
          </table:table-cell>
          <table:table-cell office:value-type="string">
            <text:p>Deux guépards peuvent être joués en un seul tour.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LION</text:p>
          </table:table-cell>
          <table:table-cell table:style-name="ce10" office:value-type="string">
            <text:p>lion</text:p>
          </table:table-cell>
          <table:table-cell office:value-type="string">
            <text:p>Lorsque vous effectuez une combo, les lions dévorent les animaux voisin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0"/>
          <table:table-cell office:value-type="string">
            <text:p>SHEEP</text:p>
          </table:table-cell>
          <table:table-cell table:style-name="ce10" office:value-type="string">
            <text:p>mouton</text:p>
          </table:table-cell>
          <table:table-cell table:style-name="ce14" office:value-type="string">
            <text:p>Lorsqu'il arrive sur le plateau, le mouton essaie d'aterrir près d'un autre mouton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GNU</text:p>
          </table:table-cell>
          <table:table-cell table:style-name="ce10" office:value-type="string">
            <text:p>gnou</text:p>
          </table:table-cell>
          <table:table-cell table:style-name="ce14" office:value-type="string">
            <text:p>A la fin d'un mouvement le gnou attire les autres gnous en ligne de vue</text:p>
          </table:table-cell>
          <table:table-cell office:value-type="float" office:value="3">
            <text:p>3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office:value-type="string">
            <text:p>SQUIRREL</text:p>
          </table:table-cell>
          <table:table-cell table:style-name="ce10" office:value-type="string">
            <text:p>écureuil</text:p>
          </table:table-cell>
          <table:table-cell table:style-name="ce14" office:value-type="string">
            <text:p>A chaque fois que vous réalisez une combo avec des écureuils, vous rejouez !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office:value-type="string">
            <text:p>ELEPHANT</text:p>
          </table:table-cell>
          <table:table-cell office:value-type="string">
            <text:p>éléphant</text:p>
          </table:table-cell>
          <table:table-cell table:style-name="ce10" office:value-type="string">
            <text:p>Chaque éléphant compte pour deux animaux validés !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office:value-type="string">
            <text:p>KOALA</text:p>
          </table:table-cell>
          <table:table-cell table:style-name="ce10" office:value-type="string">
            <text:p>koala</text:p>
          </table:table-cell>
          <table:table-cell table:style-name="ce14" office:value-type="string">
            <text:p>Lorsque vous jouez une bille koala, une seule bille est ajoutée sur le terrain.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HYENA</text:p>
          </table:table-cell>
          <table:table-cell table:style-name="ce10" office:value-type="string">
            <text:p>hyène</text:p>
          </table:table-cell>
          <table:table-cell table:style-name="ce14" office:value-type="string">
            <text:p>Tant que vous alignez quatre hyènes ou plus, vous pouvez rejouer.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BEAR</text:p>
          </table:table-cell>
          <table:table-cell table:style-name="ce10" office:value-type="string">
            <text:p>ours</text:p>
          </table:table-cell>
          <table:table-cell table:style-name="ce14" office:value-type="string">
            <text:p>L'ours peut dévorer l'animal ciblé</text:p>
          </table:table-cell>
          <table:table-cell office:value-type="float" office:value="1">
            <text:p>1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HEN</text:p>
          </table:table-cell>
          <table:table-cell office:value-type="string">
            <text:p>poule</text:p>
          </table:table-cell>
          <table:table-cell office:value-type="string">
            <text:p>Lorsqu'elle effectue une combo la poule laisse un oeuf surprise derrière elle</text:p>
          </table:table-cell>
          <table:table-cell office:value-type="float" office:value="1">
            <text:p>1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office:value-type="string">
            <text:p>PIOUZ</text:p>
          </table:table-cell>
          <table:table-cell table:style-name="ce10" office:value-type="string">
            <text:p>Piouz</text:p>
          </table:table-cell>
          <table:table-cell office:value-type="string">
            <text:p>A la fin d'un mouvement, converti un animal voisin en piouz</text:p>
          </table:table-cell>
          <table:table-cell office:value-type="float" office:value="2">
            <text:p>2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office:value-type="string">
            <text:p>HIPPO</text:p>
          </table:table-cell>
          <table:table-cell table:style-name="ce10" office:value-type="string">
            <text:p>hippopotame</text:p>
          </table:table-cell>
          <table:table-cell office:value-type="string">
            <text:p>Lorsqu'il arrive sur le plateau l'hippopotame écrase un animal déjà en place</text:p>
          </table:table-cell>
          <table:table-cell office:value-type="float" office:value="1">
            <text:p>1</text:p>
          </table:table-cell>
          <table:table-cell/>
          <table:table-cell table:style-name="ce10" table:number-columns-repeated="1015"/>
        </table:table-row>
        <table:table-row table:style-name="ro1">
          <table:table-cell/>
          <table:table-cell table:style-name="Default" office:value-type="string">
            <text:p>FROG</text:p>
          </table:table-cell>
          <table:table-cell office:value-type="string">
            <text:p>grenouille</text:p>
          </table:table-cell>
          <table:table-cell office:value-type="string">
            <text:p>Les grenouilles peuvent se combiner même si elles ne sont pas alignées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CHAMELEON</text:p>
          </table:table-cell>
          <table:table-cell table:style-name="ce10" office:value-type="string">
            <text:p>caméléon</text:p>
          </table:table-cell>
          <table:table-cell office:value-type="string">
            <text:p>A la fin d'un mouvement, le caméléon se transforme en un animal voisin</text:p>
          </table:table-cell>
          <table:table-cell office:value-type="float" office:value="2">
            <text:p>2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Default" office:value-type="string">
            <text:p>SNAKE</text:p>
          </table:table-cell>
          <table:table-cell office:value-type="string">
            <text:p>serpent</text:p>
          </table:table-cell>
          <table:table-cell office:value-type="string">
            <text:p>Lors d'une combo, le serpent dévore tous les animaux de sa rangée</text:p>
          </table:table-cell>
          <table:table-cell office:value-type="float" office:value="1">
            <text:p>1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office:value-type="string">
            <text:p>PANDA</text:p>
          </table:table-cell>
          <table:table-cell office:value-type="string">
            <text:p>panda</text:p>
          </table:table-cell>
          <table:table-cell table:style-name="ce14" office:value-type="string">
            <text:p>Trois pandas suffisent pour valider une combo !</text:p>
          </table:table-cell>
          <table:table-cell office:value-type="float" office:value="0">
            <text:p>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2" office:value-type="string">
            <text:p>$EOF</text:p>
          </table:table-cell>
          <table:table-cell table:style-name="ce12" table:number-columns-repeated="4"/>
          <table:table-cell/>
          <table:table-cell table:style-name="ce12"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STELLAR</text:p>
          </table:table-cell>
          <table:table-cell office:value-type="string">
            <text:p>stellair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EXTINCTION</text:p>
          </table:table-cell>
          <table:table-cell office:value-type="string">
            <text:p>dodo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5">
            <text:p>5</text:p>
          </table:table-cell>
          <table:table-cell table:number-columns-repeated="1016"/>
        </table:table-row>
      </table:table>
      <table:table table:name="text" table:style-name="ta1" table:print="false">
        <table:table-column table:style-name="co7" table:default-cell-style-name="ce8"/>
        <table:table-column table:style-name="co8" table:default-cell-style-name="ce4"/>
        <table:table-column table:style-name="co6" table:number-columns-repeated="10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xt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oisissez une nouvelle bille pour votre collection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s billes actuel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lle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$EOF</text:p>
          </table:table-cell>
          <table:table-cell table:style-name="ce6"/>
          <table:table-cell table:style-name="ce3"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nus" table:style-name="ta1">
        <table:table-column table:style-name="co6" table:number-columns-repeated="3" table:default-cell-style-name="ce10"/>
        <table:table-column table:style-name="co6" table:default-cell-style-name="ce14"/>
        <table:table-column table:style-name="co6" table:default-cell-style-name="ce15"/>
        <table:table-column table:style-name="co6" table:default-cell-style-name="ce10"/>
        <table:table-column table:style-name="co6" table:default-cell-style-name="ce16"/>
        <table:table-column table:style-name="co6" table:number-columns-repeated="1017" table:default-cell-style-name="ce10"/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>
            <text:p>GNU</text:p>
          </table:table-cell>
          <table:table-cell office:value-type="string">
            <text:p>gnou</text:p>
          </table:table-cell>
          <table:table-cell office:value-type="string">
            <text:p>A la fin d'un mouvement le gnou attire les autres gnous en ligne de vue</text:p>
          </table:table-cell>
          <table:table-cell office:value-type="float" office:value="3">
            <text:p>3</text:p>
          </table:table-cell>
          <table:table-cell table:content-validation-name="val1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9"/>
          <table:table-cell office:value-type="string">
            <text:p>SQUIRREL</text:p>
          </table:table-cell>
          <table:table-cell office:value-type="string">
            <text:p>écureuil</text:p>
          </table:table-cell>
          <table:table-cell office:value-type="string">
            <text:p>A chaque fois que vous ramassez un bonus avec un écureuil, vous rejouez !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BEAR</text:p>
          </table:table-cell>
          <table:table-cell office:value-type="string">
            <text:p>ours</text:p>
          </table:table-cell>
          <table:table-cell office:value-type="string">
            <text:p>L'ours peut dévorer l'animal ciblé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false</text:p>
          </table:table-cell>
          <table:table-cell/>
          <table:table-cell office:value-type="string">
            <text:p>mais mitigé..</text:p>
          </table:table-cell>
          <table:table-cell table:number-columns-repeated="1016"/>
        </table:table-row>
        <table:table-row table:style-name="ro1">
          <table:table-cell table:style-name="ce9"/>
          <table:table-cell office:value-type="string">
            <text:p>HIPPO</text:p>
          </table:table-cell>
          <table:table-cell office:value-type="string">
            <text:p>hippopotame</text:p>
          </table:table-cell>
          <table:table-cell table:style-name="ce13" office:value-type="string">
            <text:p>Lorsqu'il arrive sur le plateau l'hippopotame écrase un animal déjà en place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false</text:p>
          </table:table-cell>
          <table:table-cell/>
          <table:table-cell office:value-type="string">
            <text:p>mais mitigé..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16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0H29M36S</meta:editing-duration>
    <meta:editing-cycles>522</meta:editing-cycles>
    <meta:generator>LibreOffice/3.4$Win32 LibreOffice_project/340m1$Build-302</meta:generator>
    <dc:date>2013-02-18T16:40:15.66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